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67cm" fo:min-width="18.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55cm" fo:min-width="18.5cm"/>
      <style:paragraph-properties style:writing-mode="lr-tb"/>
    </style:style>
    <style:style style:name="gr3" style:family="graphic" style:parent-style-name="standard">
      <style:graphic-properties draw:opacity="97%" draw:textarea-horizontal-align="justify" draw:textarea-vertical-align="top" draw:auto-grow-height="false" fo:min-height="2cm" fo:min-width="7.5cm"/>
      <style:paragraph-properties style:writing-mode="lr-tb"/>
    </style:style>
    <style:style style:name="gr4" style:family="graphic" style:parent-style-name="standard">
      <style:graphic-properties draw:opacity="97%" draw:textarea-horizontal-align="justify" draw:textarea-vertical-align="top" draw:auto-grow-height="false" fo:min-height="2.1cm" fo:min-width="7.5cm"/>
      <style:paragraph-properties style:writing-mode="lr-tb"/>
    </style:style>
    <style:style style:name="gr5" style:family="graphic" style:parent-style-name="standard">
      <style:graphic-properties draw:opacity="97%" draw:textarea-horizontal-align="justify" draw:textarea-vertical-align="top" draw:auto-grow-height="false" fo:min-height="2.15cm" fo:min-width="7.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7" style:family="graphic" style:parent-style-name="standard">
      <style:graphic-properties draw:fill-color="#8e86ae" draw:textarea-horizontal-align="justify" draw:textarea-vertical-align="middle" draw:auto-grow-height="false" fo:min-height="0.626cm" fo:min-width="0.2cm"/>
    </style:style>
    <style:style style:name="gr8" style:family="graphic" style:parent-style-name="standard">
      <style:graphic-properties draw:fill-color="#8e86ae" draw:textarea-horizontal-align="justify" draw:textarea-vertical-align="middle" draw:auto-grow-height="false" fo:min-height="6.226cm" fo:min-width="0.2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margin-top="0.5cm" fo:margin-bottom="0cm" fo:text-align="center"/>
      <style:text-properties fo:font-size="16pt"/>
    </style:style>
    <style:style style:name="P4" style:family="paragraph">
      <loext:graphic-properties draw:fill-color="#ffffff"/>
      <style:paragraph-properties fo:margin-top="0.5cm" fo:margin-bottom="0cm" fo:text-align="center"/>
      <style:text-properties fo:font-size="16pt"/>
    </style:style>
    <style:style style:name="P5" style:family="paragraph">
      <style:paragraph-properties fo:margin-top="0.5cm" fo:margin-bottom="0cm" fo:text-align="start"/>
      <style:text-properties fo:font-size="16pt"/>
    </style:style>
    <style:style style:name="P6" style:family="paragraph">
      <loext:graphic-properties draw:opacity="97%"/>
      <style:paragraph-properties fo:margin-top="0.5cm" fo:margin-bottom="0cm" fo:text-align="start"/>
      <style:text-properties fo:font-size="16pt"/>
    </style:style>
    <style:style style:name="P7" style:family="paragraph">
      <loext:graphic-properties draw:fill-color="#8e86ae"/>
      <style:paragraph-properties fo:margin-top="0.5cm" fo:margin-bottom="0cm" fo:text-align="center"/>
      <style:text-properties fo:font-size="16pt"/>
    </style:style>
    <style:style style:name="P8" style:family="paragraph">
      <loext:graphic-properties draw:fill-color="#ffffff"/>
    </style:style>
    <style:style style:name="T1" style:family="text">
      <style:text-properties fo:color="#ff4000"/>
    </style:style>
    <style:style style:name="T2" style:family="text">
      <style:text-properties fo:color="#81d41a"/>
    </style:style>
    <style:style style:name="T3" style:family="text">
      <style:text-properties fo:color="#c9211e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81d41a" fo:font-size="16pt"/>
    </style:style>
    <style:style style:name="T6" style:family="text">
      <style:text-properties fo:font-size="16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19cm" svg:height="1cm" svg:x="0.6cm" svg:y="0.4cm">
          <text:p text:style-name="P1">http://localhost:3000/<text:span text:style-name="T1">world</text:span>?show=<text:span text:style-name="T2">data</text:span>&amp;overlay=<text:span text:style-name="T2">terrorism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1.8cm" svg:x="0.6cm" svg:y="2.65cm">
          <text:p text:style-name="P3">App(<text:span text:style-name="T3">path</text:span>, <text:span text:style-name="T2">query</text:span>)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8cm" svg:height="2.25cm" svg:x="19.6cm" svg:y="2.2cm">
          <text:p text:style-name="P5">Choose the layout to show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1.8cm" svg:x="0.6cm" svg:y="6.05cm">
          <text:p text:style-name="P3"><text:span text:style-name="T4">WorldPage(</text:span><text:span text:style-name="T5">query</text:span><text:span text:style-name="T6">)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cm" svg:height="2.35cm" svg:x="19.6cm" svg:y="5.5cm">
          <text:p text:style-name="P5">Get the data and send it to functions that need it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1.8cm" svg:x="0.6cm" svg:y="9.4cm">
          <text:p text:style-name="P3">WorldData(countries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cm" svg:height="2.4cm" svg:x="19.6cm" svg:y="8.8cm">
          <text:p text:style-name="P5">Split data into countries and send bits to each functio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9cm" svg:height="1.8cm" svg:x="0.6cm" svg:y="12.8cm">
          <text:p text:style-name="P3">CountryOverview(country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cm" svg:height="2.4cm" svg:x="19.6cm" svg:y="12.2cm">
          <text:p text:style-name="P5">Tell <text:span text:style-name="T7">React</text:span> to create the HTML elements that show the country informatio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4cm" svg:height="0.8cm" svg:x="10.4cm" svg:y="4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4cm" svg:height="0.8cm" svg:x="10.4cm" svg:y="8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4cm" svg:height="0.8cm" svg:x="10.4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7" draw:layer="layout" svg:width="1.4cm" svg:height="1cm" svg:x="17.2cm" svg:y="11.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3" draw:layer="layout" svg:width="1.4cm" svg:height="0.8cm" svg:x="10.4cm" svg:y="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7" draw:layer="layout" svg:width="1.4cm" svg:height="7.4cm" svg:x="17.2cm" svg:y="1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4:13:22.924824335</meta:creation-date>
    <dc:date>2020-07-09T15:13:10.433253036</dc:date>
    <meta:editing-duration>PT30M24S</meta:editing-duration>
    <meta:editing-cycles>1</meta:editing-cycles>
    <meta:document-statistic meta:object-count="38"/>
    <meta:generator>LibreOffice/6.4.4.2$Linux_X86_64 LibreOffice_project/40$Build-2</meta:generator>
  </office:meta>
</office:document-meta>
</file>